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enlo-Regular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column table:style-name="co2" table:number-columns-repeated="4" table:default-cell-style-name="Default"/>
        <table:table-row table:style-name="ro3">
          <table:table-cell office:value-type="float" office:value="0">
            <text:p>0</text:p>
          </table:table-cell>
          <table:table-cell office:value-type="float" office:value="35928">
            <text:p>35928</text:p>
          </table:table-cell>
          <table:table-cell office:value-type="float" office:value="21558">
            <text:p>21558</text:p>
          </table:table-cell>
          <table:table-cell table:number-columns-repeated="10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10871">
            <text:p>10871</text:p>
          </table:table-cell>
          <table:table-cell office:value-type="float" office:value="6255">
            <text:p>6255</text:p>
          </table:table-cell>
          <table:table-cell table:number-columns-repeated="10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6892">
            <text:p>6892</text:p>
          </table:table-cell>
          <table:table-cell office:value-type="float" office:value="24364">
            <text:p>24364</text:p>
          </table:table-cell>
          <table:table-cell table:number-columns-repeated="2"/>
          <table:table-cell table:style-name="ce2" table:number-columns-repeated="2"/>
          <table:table-cell table:number-columns-repeated="4"/>
          <table:table-cell table:style-name="ce2" table:number-columns-repeated="2"/>
        </table:table-row>
        <table:table-row table:style-name="ro3">
          <table:table-cell office:value-type="float" office:value="3">
            <text:p>3</text:p>
          </table:table-cell>
          <table:table-cell office:value-type="float" office:value="3216">
            <text:p>3216</text:p>
          </table:table-cell>
          <table:table-cell office:value-type="float" office:value="4334">
            <text:p>4334</text:p>
          </table:table-cell>
          <table:table-cell table:number-columns-repeated="10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8489">
            <text:p>18489</text:p>
          </table:table-cell>
          <table:table-cell office:value-type="float" office:value="4421">
            <text:p>4421</text:p>
          </table:table-cell>
          <table:table-cell table:number-columns-repeated="10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5787">
            <text:p>5787</text:p>
          </table:table-cell>
          <table:table-cell office:value-type="float" office:value="5852">
            <text:p>5852</text:p>
          </table:table-cell>
          <table:table-cell table:number-columns-repeated="10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6720">
            <text:p>6720</text:p>
          </table:table-cell>
          <table:table-cell office:value-type="float" office:value="7704">
            <text:p>7704</text:p>
          </table:table-cell>
          <table:table-cell table:number-columns-repeated="10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59753">
            <text:p>59753</text:p>
          </table:table-cell>
          <table:table-cell office:value-type="float" office:value="10330">
            <text:p>10330</text:p>
          </table:table-cell>
          <table:table-cell table:number-columns-repeated="10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10273">
            <text:p>10273</text:p>
          </table:table-cell>
          <table:table-cell office:value-type="float" office:value="12579">
            <text:p>12579</text:p>
          </table:table-cell>
          <table:table-cell table:number-columns-repeated="10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3174">
            <text:p>13174</text:p>
          </table:table-cell>
          <table:table-cell office:value-type="float" office:value="15561">
            <text:p>15561</text:p>
          </table:table-cell>
          <table:table-cell table:number-columns-repeated="10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2990">
            <text:p>12990</text:p>
          </table:table-cell>
          <table:table-cell office:value-type="float" office:value="19650">
            <text:p>19650</text:p>
          </table:table-cell>
          <table:table-cell table:number-columns-repeated="10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12084">
            <text:p>12084</text:p>
          </table:table-cell>
          <table:table-cell office:value-type="float" office:value="25707">
            <text:p>25707</text:p>
          </table:table-cell>
          <table:table-cell table:number-columns-repeated="10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13627">
            <text:p>13627</text:p>
          </table:table-cell>
          <table:table-cell office:value-type="float" office:value="30449">
            <text:p>30449</text:p>
          </table:table-cell>
          <table:table-cell table:number-columns-repeated="10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22121">
            <text:p>22121</text:p>
          </table:table-cell>
          <table:table-cell office:value-type="float" office:value="36280">
            <text:p>36280</text:p>
          </table:table-cell>
          <table:table-cell table:number-columns-repeated="10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24386">
            <text:p>24386</text:p>
          </table:table-cell>
          <table:table-cell office:value-type="float" office:value="44728">
            <text:p>44728</text:p>
          </table:table-cell>
          <table:table-cell table:number-columns-repeated="10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1941">
            <text:p>21941</text:p>
          </table:table-cell>
          <table:table-cell office:value-type="float" office:value="59622">
            <text:p>59622</text:p>
          </table:table-cell>
          <table:table-cell table:number-columns-repeated="10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21177">
            <text:p>21177</text:p>
          </table:table-cell>
          <table:table-cell office:value-type="float" office:value="72081">
            <text:p>72081</text:p>
          </table:table-cell>
          <table:table-cell table:number-columns-repeated="10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26478">
            <text:p>26478</text:p>
          </table:table-cell>
          <table:table-cell office:value-type="float" office:value="72624">
            <text:p>72624</text:p>
          </table:table-cell>
          <table:table-cell table:number-columns-repeated="10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25501">
            <text:p>25501</text:p>
          </table:table-cell>
          <table:table-cell office:value-type="float" office:value="84022">
            <text:p>84022</text:p>
          </table:table-cell>
          <table:table-cell table:number-columns-repeated="10"/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28166">
            <text:p>28166</text:p>
          </table:table-cell>
          <table:table-cell office:value-type="float" office:value="107318">
            <text:p>107318</text:p>
          </table:table-cell>
          <table:table-cell table:number-columns-repeated="10"/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30805">
            <text:p>30805</text:p>
          </table:table-cell>
          <table:table-cell office:value-type="float" office:value="195768">
            <text:p>195768</text:p>
          </table:table-cell>
          <table:table-cell table:number-columns-repeated="10"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74550">
            <text:p>74550</text:p>
          </table:table-cell>
          <table:table-cell office:value-type="float" office:value="152755">
            <text:p>152755</text:p>
          </table:table-cell>
          <table:table-cell table:number-columns-repeated="10"/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74032">
            <text:p>74032</text:p>
          </table:table-cell>
          <table:table-cell office:value-type="float" office:value="164168">
            <text:p>164168</text:p>
          </table:table-cell>
          <table:table-cell table:number-columns-repeated="10"/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56751">
            <text:p>56751</text:p>
          </table:table-cell>
          <table:table-cell office:value-type="float" office:value="234467">
            <text:p>234467</text:p>
          </table:table-cell>
          <table:table-cell table:number-columns-repeated="10"/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62078">
            <text:p>62078</text:p>
          </table:table-cell>
          <table:table-cell office:value-type="float" office:value="244266">
            <text:p>244266</text:p>
          </table:table-cell>
          <table:table-cell table:number-columns-repeated="10"/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45418">
            <text:p>45418</text:p>
          </table:table-cell>
          <table:table-cell office:value-type="float" office:value="211198">
            <text:p>211198</text:p>
          </table:table-cell>
          <table:table-cell table:number-columns-repeated="10"/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49480">
            <text:p>49480</text:p>
          </table:table-cell>
          <table:table-cell office:value-type="float" office:value="312997">
            <text:p>312997</text:p>
          </table:table-cell>
          <table:table-cell table:number-columns-repeated="10"/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59234">
            <text:p>59234</text:p>
          </table:table-cell>
          <table:table-cell office:value-type="float" office:value="256742">
            <text:p>256742</text:p>
          </table:table-cell>
          <table:table-cell table:number-columns-repeated="10"/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62387">
            <text:p>62387</text:p>
          </table:table-cell>
          <table:table-cell office:value-type="float" office:value="286150">
            <text:p>286150</text:p>
          </table:table-cell>
          <table:table-cell table:number-columns-repeated="10"/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65085">
            <text:p>65085</text:p>
          </table:table-cell>
          <table:table-cell office:value-type="float" office:value="345837">
            <text:p>345837</text:p>
          </table:table-cell>
          <table:table-cell table:number-columns-repeated="10"/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69071">
            <text:p>69071</text:p>
          </table:table-cell>
          <table:table-cell office:value-type="float" office:value="365477">
            <text:p>365477</text:p>
          </table:table-cell>
          <table:table-cell table:number-columns-repeated="10"/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119102">
            <text:p>119102</text:p>
          </table:table-cell>
          <table:table-cell office:value-type="float" office:value="378196">
            <text:p>378196</text:p>
          </table:table-cell>
          <table:table-cell table:number-columns-repeated="10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02488">
            <text:p>102488</text:p>
          </table:table-cell>
          <table:table-cell office:value-type="float" office:value="417417">
            <text:p>417417</text:p>
          </table:table-cell>
          <table:table-cell table:number-columns-repeated="10"/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98812">
            <text:p>98812</text:p>
          </table:table-cell>
          <table:table-cell office:value-type="float" office:value="451444">
            <text:p>451444</text:p>
          </table:table-cell>
          <table:table-cell table:number-columns-repeated="10"/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121981">
            <text:p>121981</text:p>
          </table:table-cell>
          <table:table-cell office:value-type="float" office:value="496215">
            <text:p>496215</text:p>
          </table:table-cell>
          <table:table-cell table:number-columns-repeated="10"/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153318">
            <text:p>153318</text:p>
          </table:table-cell>
          <table:table-cell office:value-type="float" office:value="534126">
            <text:p>534126</text:p>
          </table:table-cell>
          <table:table-cell table:number-columns-repeated="10"/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95261">
            <text:p>95261</text:p>
          </table:table-cell>
          <table:table-cell office:value-type="float" office:value="578335">
            <text:p>578335</text:p>
          </table:table-cell>
          <table:table-cell table:number-columns-repeated="10"/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94110">
            <text:p>94110</text:p>
          </table:table-cell>
          <table:table-cell office:value-type="float" office:value="627457">
            <text:p>627457</text:p>
          </table:table-cell>
          <table:table-cell table:number-columns-repeated="10"/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98749">
            <text:p>98749</text:p>
          </table:table-cell>
          <table:table-cell office:value-type="float" office:value="679478">
            <text:p>679478</text:p>
          </table:table-cell>
          <table:table-cell table:number-columns-repeated="10"/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115061">
            <text:p>115061</text:p>
          </table:table-cell>
          <table:table-cell office:value-type="float" office:value="730828">
            <text:p>730828</text:p>
          </table:table-cell>
          <table:table-cell table:number-columns-repeated="10"/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121826">
            <text:p>121826</text:p>
          </table:table-cell>
          <table:table-cell office:value-type="float" office:value="906403">
            <text:p>906403</text:p>
          </table:table-cell>
          <table:table-cell table:number-columns-repeated="10"/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126676">
            <text:p>126676</text:p>
          </table:table-cell>
          <table:table-cell office:value-type="float" office:value="859726">
            <text:p>859726</text:p>
          </table:table-cell>
          <table:table-cell table:number-columns-repeated="10"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137032">
            <text:p>137032</text:p>
          </table:table-cell>
          <table:table-cell office:value-type="float" office:value="983053">
            <text:p>983053</text:p>
          </table:table-cell>
          <table:table-cell table:number-columns-repeated="10"/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56249">
            <text:p>156249</text:p>
          </table:table-cell>
          <table:table-cell office:value-type="float" office:value="981966">
            <text:p>981966</text:p>
          </table:table-cell>
          <table:table-cell table:number-columns-repeated="10"/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242794">
            <text:p>242794</text:p>
          </table:table-cell>
          <table:table-cell office:value-type="float" office:value="1171956">
            <text:p>1171956</text:p>
          </table:table-cell>
          <table:table-cell table:number-columns-repeated="10"/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173929">
            <text:p>173929</text:p>
          </table:table-cell>
          <table:table-cell office:value-type="float" office:value="1429299">
            <text:p>1429299</text:p>
          </table:table-cell>
          <table:table-cell table:number-columns-repeated="10"/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157996">
            <text:p>157996</text:p>
          </table:table-cell>
          <table:table-cell office:value-type="float" office:value="1252687">
            <text:p>1252687</text:p>
          </table:table-cell>
          <table:table-cell table:number-columns-repeated="10"/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166321">
            <text:p>166321</text:p>
          </table:table-cell>
          <table:table-cell office:value-type="float" office:value="1407303">
            <text:p>1407303</text:p>
          </table:table-cell>
          <table:table-cell table:number-columns-repeated="10"/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275329">
            <text:p>275329</text:p>
          </table:table-cell>
          <table:table-cell office:value-type="float" office:value="1474909">
            <text:p>1474909</text:p>
          </table:table-cell>
          <table:table-cell table:number-columns-repeated="10"/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178806">
            <text:p>178806</text:p>
          </table:table-cell>
          <table:table-cell office:value-type="float" office:value="1455714">
            <text:p>1455714</text:p>
          </table:table-cell>
          <table:table-cell table:number-columns-repeated="10"/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272320">
            <text:p>272320</text:p>
          </table:table-cell>
          <table:table-cell office:value-type="float" office:value="1582536">
            <text:p>1582536</text:p>
          </table:table-cell>
          <table:table-cell table:number-columns-repeated="10"/>
        </table:table-row>
        <table:table-row table:style-name="ro3">
          <table:table-cell office:value-type="float" office:value="51">
            <text:p>51</text:p>
          </table:table-cell>
          <table:table-cell office:value-type="float" office:value="191812">
            <text:p>191812</text:p>
          </table:table-cell>
          <table:table-cell office:value-type="float" office:value="1702714">
            <text:p>1702714</text:p>
          </table:table-cell>
          <table:table-cell table:number-columns-repeated="10"/>
        </table:table-row>
        <table:table-row table:style-name="ro3">
          <table:table-cell office:value-type="float" office:value="52">
            <text:p>52</text:p>
          </table:table-cell>
          <table:table-cell office:value-type="float" office:value="267418">
            <text:p>267418</text:p>
          </table:table-cell>
          <table:table-cell office:value-type="float" office:value="1793111">
            <text:p>1793111</text:p>
          </table:table-cell>
          <table:table-cell table:number-columns-repeated="10"/>
        </table:table-row>
        <table:table-row table:style-name="ro3">
          <table:table-cell office:value-type="float" office:value="53">
            <text:p>53</text:p>
          </table:table-cell>
          <table:table-cell office:value-type="float" office:value="234853">
            <text:p>234853</text:p>
          </table:table-cell>
          <table:table-cell office:value-type="float" office:value="1962520">
            <text:p>1962520</text:p>
          </table:table-cell>
          <table:table-cell table:number-columns-repeated="10"/>
        </table:table-row>
        <table:table-row table:style-name="ro3">
          <table:table-cell office:value-type="float" office:value="54">
            <text:p>54</text:p>
          </table:table-cell>
          <table:table-cell office:value-type="float" office:value="226842">
            <text:p>226842</text:p>
          </table:table-cell>
          <table:table-cell office:value-type="float" office:value="2107799">
            <text:p>2107799</text:p>
          </table:table-cell>
          <table:table-cell table:number-columns-repeated="10"/>
        </table:table-row>
        <table:table-row table:style-name="ro3">
          <table:table-cell office:value-type="float" office:value="55">
            <text:p>55</text:p>
          </table:table-cell>
          <table:table-cell office:value-type="float" office:value="220215">
            <text:p>220215</text:p>
          </table:table-cell>
          <table:table-cell office:value-type="float" office:value="3362248">
            <text:p>3362248</text:p>
          </table:table-cell>
          <table:table-cell table:number-columns-repeated="10"/>
        </table:table-row>
        <table:table-row table:style-name="ro3">
          <table:table-cell office:value-type="float" office:value="56">
            <text:p>56</text:p>
          </table:table-cell>
          <table:table-cell office:value-type="float" office:value="229682">
            <text:p>229682</text:p>
          </table:table-cell>
          <table:table-cell office:value-type="float" office:value="2274888">
            <text:p>2274888</text:p>
          </table:table-cell>
          <table:table-cell table:number-columns-repeated="10"/>
        </table:table-row>
        <table:table-row table:style-name="ro3">
          <table:table-cell office:value-type="float" office:value="57">
            <text:p>57</text:p>
          </table:table-cell>
          <table:table-cell office:value-type="float" office:value="238956">
            <text:p>238956</text:p>
          </table:table-cell>
          <table:table-cell office:value-type="float" office:value="2312401">
            <text:p>2312401</text:p>
          </table:table-cell>
          <table:table-cell table:number-columns-repeated="10"/>
        </table:table-row>
        <table:table-row table:style-name="ro3">
          <table:table-cell office:value-type="float" office:value="58">
            <text:p>58</text:p>
          </table:table-cell>
          <table:table-cell office:value-type="float" office:value="241508">
            <text:p>241508</text:p>
          </table:table-cell>
          <table:table-cell office:value-type="float" office:value="2360581">
            <text:p>2360581</text:p>
          </table:table-cell>
          <table:table-cell table:number-columns-repeated="10"/>
        </table:table-row>
        <table:table-row table:style-name="ro3">
          <table:table-cell office:value-type="float" office:value="59">
            <text:p>59</text:p>
          </table:table-cell>
          <table:table-cell office:value-type="float" office:value="251972">
            <text:p>251972</text:p>
          </table:table-cell>
          <table:table-cell office:value-type="float" office:value="2624344">
            <text:p>2624344</text:p>
          </table:table-cell>
          <table:table-cell table:number-columns-repeated="10"/>
        </table:table-row>
        <table:table-row table:style-name="ro3">
          <table:table-cell office:value-type="float" office:value="60">
            <text:p>60</text:p>
          </table:table-cell>
          <table:table-cell office:value-type="float" office:value="256079">
            <text:p>256079</text:p>
          </table:table-cell>
          <table:table-cell office:value-type="float" office:value="3525698">
            <text:p>3525698</text:p>
          </table:table-cell>
          <table:table-cell table:number-columns-repeated="10"/>
        </table:table-row>
        <table:table-row table:style-name="ro3">
          <table:table-cell office:value-type="float" office:value="61">
            <text:p>61</text:p>
          </table:table-cell>
          <table:table-cell office:value-type="float" office:value="267721">
            <text:p>267721</text:p>
          </table:table-cell>
          <table:table-cell office:value-type="float" office:value="3331198">
            <text:p>3331198</text:p>
          </table:table-cell>
          <table:table-cell table:number-columns-repeated="10"/>
        </table:table-row>
        <table:table-row table:style-name="ro3">
          <table:table-cell office:value-type="float" office:value="62">
            <text:p>62</text:p>
          </table:table-cell>
          <table:table-cell office:value-type="float" office:value="422919">
            <text:p>422919</text:p>
          </table:table-cell>
          <table:table-cell office:value-type="float" office:value="2880871">
            <text:p>2880871</text:p>
          </table:table-cell>
          <table:table-cell table:number-columns-repeated="10"/>
        </table:table-row>
        <table:table-row table:style-name="ro3">
          <table:table-cell office:value-type="float" office:value="63">
            <text:p>63</text:p>
          </table:table-cell>
          <table:table-cell office:value-type="float" office:value="297982">
            <text:p>297982</text:p>
          </table:table-cell>
          <table:table-cell office:value-type="float" office:value="3813195">
            <text:p>3813195</text:p>
          </table:table-cell>
          <table:table-cell table:number-columns-repeated="10"/>
        </table:table-row>
        <table:table-row table:style-name="ro3">
          <table:table-cell office:value-type="float" office:value="64">
            <text:p>64</text:p>
          </table:table-cell>
          <table:table-cell office:value-type="float" office:value="467277">
            <text:p>467277</text:p>
          </table:table-cell>
          <table:table-cell office:value-type="float" office:value="3451009">
            <text:p>3451009</text:p>
          </table:table-cell>
          <table:table-cell table:number-columns-repeated="10"/>
        </table:table-row>
        <table:table-row table:style-name="ro3">
          <table:table-cell office:value-type="float" office:value="65">
            <text:p>65</text:p>
          </table:table-cell>
          <table:table-cell office:value-type="float" office:value="449279">
            <text:p>449279</text:p>
          </table:table-cell>
          <table:table-cell office:value-type="float" office:value="4234800">
            <text:p>4234800</text:p>
          </table:table-cell>
          <table:table-cell table:number-columns-repeated="10"/>
        </table:table-row>
        <table:table-row table:style-name="ro3">
          <table:table-cell office:value-type="float" office:value="66">
            <text:p>66</text:p>
          </table:table-cell>
          <table:table-cell office:value-type="float" office:value="331945">
            <text:p>331945</text:p>
          </table:table-cell>
          <table:table-cell office:value-type="float" office:value="3561848">
            <text:p>3561848</text:p>
          </table:table-cell>
          <table:table-cell table:number-columns-repeated="10"/>
        </table:table-row>
        <table:table-row table:style-name="ro3">
          <table:table-cell office:value-type="float" office:value="67">
            <text:p>67</text:p>
          </table:table-cell>
          <table:table-cell office:value-type="float" office:value="316659">
            <text:p>316659</text:p>
          </table:table-cell>
          <table:table-cell office:value-type="float" office:value="3663595">
            <text:p>3663595</text:p>
          </table:table-cell>
          <table:table-cell table:number-columns-repeated="10"/>
        </table:table-row>
        <table:table-row table:style-name="ro3">
          <table:table-cell office:value-type="float" office:value="68">
            <text:p>68</text:p>
          </table:table-cell>
          <table:table-cell office:value-type="float" office:value="323896">
            <text:p>323896</text:p>
          </table:table-cell>
          <table:table-cell office:value-type="float" office:value="3842584">
            <text:p>3842584</text:p>
          </table:table-cell>
          <table:table-cell table:number-columns-repeated="10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445297">
            <text:p>445297</text:p>
          </table:table-cell>
          <table:table-cell office:value-type="float" office:value="3909554">
            <text:p>3909554</text:p>
          </table:table-cell>
          <table:table-cell table:number-columns-repeated="10"/>
        </table:table-row>
        <table:table-row table:style-name="ro3">
          <table:table-cell office:value-type="float" office:value="70">
            <text:p>70</text:p>
          </table:table-cell>
          <table:table-cell office:value-type="float" office:value="446200">
            <text:p>446200</text:p>
          </table:table-cell>
          <table:table-cell office:value-type="float" office:value="6555383">
            <text:p>6555383</text:p>
          </table:table-cell>
          <table:table-cell table:number-columns-repeated="10"/>
        </table:table-row>
        <table:table-row table:style-name="ro3">
          <table:table-cell office:value-type="float" office:value="71">
            <text:p>71</text:p>
          </table:table-cell>
          <table:table-cell office:value-type="float" office:value="385163">
            <text:p>385163</text:p>
          </table:table-cell>
          <table:table-cell office:value-type="float" office:value="5508841">
            <text:p>5508841</text:p>
          </table:table-cell>
          <table:table-cell table:number-columns-repeated="10"/>
        </table:table-row>
        <table:table-row table:style-name="ro3">
          <table:table-cell office:value-type="float" office:value="72">
            <text:p>72</text:p>
          </table:table-cell>
          <table:table-cell office:value-type="float" office:value="629129">
            <text:p>629129</text:p>
          </table:table-cell>
          <table:table-cell office:value-type="float" office:value="5076339">
            <text:p>5076339</text:p>
          </table:table-cell>
          <table:table-cell table:number-columns-repeated="10"/>
        </table:table-row>
        <table:table-row table:style-name="ro3">
          <table:table-cell office:value-type="float" office:value="73">
            <text:p>73</text:p>
          </table:table-cell>
          <table:table-cell office:value-type="float" office:value="553663">
            <text:p>553663</text:p>
          </table:table-cell>
          <table:table-cell office:value-type="float" office:value="4823655">
            <text:p>4823655</text:p>
          </table:table-cell>
          <table:table-cell table:number-columns-repeated="10"/>
        </table:table-row>
        <table:table-row table:style-name="ro3">
          <table:table-cell office:value-type="float" office:value="74">
            <text:p>74</text:p>
          </table:table-cell>
          <table:table-cell office:value-type="float" office:value="476753">
            <text:p>476753</text:p>
          </table:table-cell>
          <table:table-cell office:value-type="float" office:value="4885672">
            <text:p>4885672</text:p>
          </table:table-cell>
          <table:table-cell table:number-columns-repeated="10"/>
        </table:table-row>
        <table:table-row table:style-name="ro3">
          <table:table-cell office:value-type="float" office:value="75">
            <text:p>75</text:p>
          </table:table-cell>
          <table:table-cell office:value-type="float" office:value="409843">
            <text:p>409843</text:p>
          </table:table-cell>
          <table:table-cell office:value-type="float" office:value="6900425">
            <text:p>6900425</text:p>
          </table:table-cell>
          <table:table-cell table:number-columns-repeated="10"/>
        </table:table-row>
        <table:table-row table:style-name="ro3">
          <table:table-cell office:value-type="float" office:value="76">
            <text:p>76</text:p>
          </table:table-cell>
          <table:table-cell office:value-type="float" office:value="412123">
            <text:p>412123</text:p>
          </table:table-cell>
          <table:table-cell office:value-type="float" office:value="5572470">
            <text:p>5572470</text:p>
          </table:table-cell>
          <table:table-cell table:number-columns-repeated="10"/>
        </table:table-row>
        <table:table-row table:style-name="ro3">
          <table:table-cell office:value-type="float" office:value="77">
            <text:p>77</text:p>
          </table:table-cell>
          <table:table-cell office:value-type="float" office:value="602456">
            <text:p>602456</text:p>
          </table:table-cell>
          <table:table-cell office:value-type="float" office:value="5817690">
            <text:p>5817690</text:p>
          </table:table-cell>
          <table:table-cell table:number-columns-repeated="10"/>
        </table:table-row>
        <table:table-row table:style-name="ro3">
          <table:table-cell office:value-type="float" office:value="78">
            <text:p>78</text:p>
          </table:table-cell>
          <table:table-cell office:value-type="float" office:value="448690">
            <text:p>448690</text:p>
          </table:table-cell>
          <table:table-cell office:value-type="float" office:value="9576817">
            <text:p>9576817</text:p>
          </table:table-cell>
          <table:table-cell table:number-columns-repeated="10"/>
        </table:table-row>
        <table:table-row table:style-name="ro3">
          <table:table-cell office:value-type="float" office:value="79">
            <text:p>79</text:p>
          </table:table-cell>
          <table:table-cell office:value-type="float" office:value="660701">
            <text:p>660701</text:p>
          </table:table-cell>
          <table:table-cell office:value-type="float" office:value="6631117">
            <text:p>6631117</text:p>
          </table:table-cell>
          <table:table-cell table:number-columns-repeated="10"/>
        </table:table-row>
        <table:table-row table:style-name="ro3">
          <table:table-cell office:value-type="float" office:value="80">
            <text:p>80</text:p>
          </table:table-cell>
          <table:table-cell office:value-type="float" office:value="449877">
            <text:p>449877</text:p>
          </table:table-cell>
          <table:table-cell office:value-type="float" office:value="6176615">
            <text:p>6176615</text:p>
          </table:table-cell>
          <table:table-cell table:number-columns-repeated="10"/>
        </table:table-row>
        <table:table-row table:style-name="ro3">
          <table:table-cell office:value-type="float" office:value="81">
            <text:p>81</text:p>
          </table:table-cell>
          <table:table-cell office:value-type="float" office:value="469946">
            <text:p>469946</text:p>
          </table:table-cell>
          <table:table-cell office:value-type="float" office:value="6254699">
            <text:p>6254699</text:p>
          </table:table-cell>
          <table:table-cell table:number-columns-repeated="10"/>
        </table:table-row>
        <table:table-row table:style-name="ro3">
          <table:table-cell office:value-type="float" office:value="82">
            <text:p>82</text:p>
          </table:table-cell>
          <table:table-cell office:value-type="float" office:value="661082">
            <text:p>661082</text:p>
          </table:table-cell>
          <table:table-cell office:value-type="float" office:value="7909521">
            <text:p>7909521</text:p>
          </table:table-cell>
          <table:table-cell table:number-columns-repeated="10"/>
        </table:table-row>
        <table:table-row table:style-name="ro3">
          <table:table-cell office:value-type="float" office:value="83">
            <text:p>83</text:p>
          </table:table-cell>
          <table:table-cell office:value-type="float" office:value="467301">
            <text:p>467301</text:p>
          </table:table-cell>
          <table:table-cell office:value-type="float" office:value="7066240">
            <text:p>7066240</text:p>
          </table:table-cell>
          <table:table-cell table:number-columns-repeated="10"/>
        </table:table-row>
        <table:table-row table:style-name="ro3">
          <table:table-cell office:value-type="float" office:value="84">
            <text:p>84</text:p>
          </table:table-cell>
          <table:table-cell office:value-type="float" office:value="451936">
            <text:p>451936</text:p>
          </table:table-cell>
          <table:table-cell office:value-type="float" office:value="6975214">
            <text:p>6975214</text:p>
          </table:table-cell>
          <table:table-cell table:number-columns-repeated="10"/>
        </table:table-row>
        <table:table-row table:style-name="ro3">
          <table:table-cell office:value-type="float" office:value="85">
            <text:p>85</text:p>
          </table:table-cell>
          <table:table-cell office:value-type="float" office:value="459417">
            <text:p>459417</text:p>
          </table:table-cell>
          <table:table-cell office:value-type="float" office:value="11062121">
            <text:p>11062121</text:p>
          </table:table-cell>
          <table:table-cell table:number-columns-repeated="10"/>
        </table:table-row>
        <table:table-row table:style-name="ro3">
          <table:table-cell office:value-type="float" office:value="86">
            <text:p>86</text:p>
          </table:table-cell>
          <table:table-cell office:value-type="float" office:value="470956">
            <text:p>470956</text:p>
          </table:table-cell>
          <table:table-cell office:value-type="float" office:value="8633551">
            <text:p>8633551</text:p>
          </table:table-cell>
          <table:table-cell table:number-columns-repeated="10"/>
        </table:table-row>
        <table:table-row table:style-name="ro3">
          <table:table-cell office:value-type="float" office:value="87">
            <text:p>87</text:p>
          </table:table-cell>
          <table:table-cell office:value-type="float" office:value="664723">
            <text:p>664723</text:p>
          </table:table-cell>
          <table:table-cell office:value-type="float" office:value="7753418">
            <text:p>7753418</text:p>
          </table:table-cell>
          <table:table-cell table:number-columns-repeated="10"/>
        </table:table-row>
        <table:table-row table:style-name="ro3">
          <table:table-cell office:value-type="float" office:value="88">
            <text:p>88</text:p>
          </table:table-cell>
          <table:table-cell office:value-type="float" office:value="539940">
            <text:p>539940</text:p>
          </table:table-cell>
          <table:table-cell office:value-type="float" office:value="8955332">
            <text:p>8955332</text:p>
          </table:table-cell>
          <table:table-cell table:number-columns-repeated="10"/>
        </table:table-row>
        <table:table-row table:style-name="ro3">
          <table:table-cell office:value-type="float" office:value="89">
            <text:p>89</text:p>
          </table:table-cell>
          <table:table-cell office:value-type="float" office:value="865874">
            <text:p>865874</text:p>
          </table:table-cell>
          <table:table-cell office:value-type="float" office:value="8308559">
            <text:p>8308559</text:p>
          </table:table-cell>
          <table:table-cell table:number-columns-repeated="10"/>
        </table:table-row>
        <table:table-row table:style-name="ro3">
          <table:table-cell office:value-type="float" office:value="90">
            <text:p>90</text:p>
          </table:table-cell>
          <table:table-cell office:value-type="float" office:value="754782">
            <text:p>754782</text:p>
          </table:table-cell>
          <table:table-cell office:value-type="float" office:value="12893530">
            <text:p>12893530</text:p>
          </table:table-cell>
          <table:table-cell table:number-columns-repeated="10"/>
        </table:table-row>
        <table:table-row table:style-name="ro3">
          <table:table-cell office:value-type="float" office:value="91">
            <text:p>91</text:p>
          </table:table-cell>
          <table:table-cell office:value-type="float" office:value="872364">
            <text:p>872364</text:p>
          </table:table-cell>
          <table:table-cell office:value-type="float" office:value="9305892">
            <text:p>9305892</text:p>
          </table:table-cell>
          <table:table-cell table:number-columns-repeated="10"/>
        </table:table-row>
        <table:table-row table:style-name="ro3">
          <table:table-cell office:value-type="float" office:value="92">
            <text:p>92</text:p>
          </table:table-cell>
          <table:table-cell office:value-type="float" office:value="776212">
            <text:p>776212</text:p>
          </table:table-cell>
          <table:table-cell office:value-type="float" office:value="9184453">
            <text:p>9184453</text:p>
          </table:table-cell>
          <table:table-cell table:number-columns-repeated="10"/>
        </table:table-row>
        <table:table-row table:style-name="ro3">
          <table:table-cell office:value-type="float" office:value="93">
            <text:p>93</text:p>
          </table:table-cell>
          <table:table-cell office:value-type="float" office:value="764995">
            <text:p>764995</text:p>
          </table:table-cell>
          <table:table-cell office:value-type="float" office:value="12557697">
            <text:p>12557697</text:p>
          </table:table-cell>
          <table:table-cell table:number-columns-repeated="10"/>
        </table:table-row>
        <table:table-row table:style-name="ro3">
          <table:table-cell office:value-type="float" office:value="94">
            <text:p>94</text:p>
          </table:table-cell>
          <table:table-cell office:value-type="float" office:value="651165">
            <text:p>651165</text:p>
          </table:table-cell>
          <table:table-cell office:value-type="float" office:value="10955607">
            <text:p>10955607</text:p>
          </table:table-cell>
          <table:table-cell table:number-columns-repeated="10"/>
        </table:table-row>
        <table:table-row table:style-name="ro3">
          <table:table-cell office:value-type="float" office:value="95">
            <text:p>95</text:p>
          </table:table-cell>
          <table:table-cell office:value-type="float" office:value="651772">
            <text:p>651772</text:p>
          </table:table-cell>
          <table:table-cell office:value-type="float" office:value="12244455">
            <text:p>12244455</text:p>
          </table:table-cell>
          <table:table-cell table:number-columns-repeated="10"/>
        </table:table-row>
        <table:table-row table:style-name="ro3">
          <table:table-cell office:value-type="float" office:value="96">
            <text:p>96</text:p>
          </table:table-cell>
          <table:table-cell office:value-type="float" office:value="863554">
            <text:p>863554</text:p>
          </table:table-cell>
          <table:table-cell office:value-type="float" office:value="24211">
            <text:p>24211</text:p>
          </table:table-cell>
          <table:table-cell table:number-columns-repeated="10"/>
        </table:table-row>
        <table:table-row table:style-name="ro3" table:number-rows-repeated="10">
          <table:table-cell/>
          <table:table-cell table:style-name="Default" table:number-columns-repeated="2"/>
          <table:table-cell table:number-columns-repeated="10"/>
        </table:table-row>
        <table:table-row table:style-name="ro3" table:number-rows-repeated="44">
          <table:table-cell/>
          <table:table-cell table:style-name="Default" table:number-columns-repeated="2"/>
          <table:table-cell table:number-columns-repeated="3"/>
          <table:table-cell table:style-name="ce3" table:number-columns-repeated="3"/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3"/>
          <table:table-cell table:style-name="ce3" table:number-columns-repeated="3"/>
          <table:table-cell table:number-columns-repeated="4"/>
        </table:table-row>
      </table:table>
      <table:table table:name="Hoja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name="__Anonymous_Sheet_DB__0" table:target-range-address="Hoja1.A1:Hoja1.A5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1/11/2016</text:date>, <text:time>00:32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22:33:34</meta:creation-date>
    <meta:editing-duration>PT12M58S</meta:editing-duration>
    <meta:editing-cycles>2</meta:editing-cycles>
    <meta:generator>OpenOffice/4.1.2$Unix OpenOffice.org_project/412m3$Build-9782</meta:generator>
    <dc:date>2016-11-01T00:32:12</dc:date>
    <dc:creator>Rodrigo Oscar Kapobel</dc:creator>
    <meta:document-statistic meta:table-count="3" meta:cell-count="291" meta:object-count="0"/>
  </office:meta>
</office:document-meta>
</file>